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0.4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0.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74cm" fo:break-before="auto" style:use-optimal-row-height="true"/>
    </style:style>
    <style:style style:name="ro2" style:family="table-row">
      <style:table-row-properties style:row-height="0.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IE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 fo:hyphenate="true"/>
    </style:style>
    <style:style style:name="ce12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line-through-style="solid" style:text-line-through-type="single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 style:data-style-name="N10100">
      <style:table-cell-properties fo:border-bottom="0.06pt dotted #c0c0c0" style:text-align-source="fix" style:repeat-content="false" fo:wrap-option="wrap" fo:border-left="0.06pt solid #000000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line-through-style="solid" style:text-line-through-type="single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line-through-style="solid" style:text-line-through-type="single" fo:font-size="8pt" style:font-size-asian="8pt" style:font-size-complex="8pt"/>
    </style:style>
    <style:style style:name="ce45" style:family="table-cell" style:parent-style-name="Default"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line-through-style="solid" style:text-line-through-type="single" fo:font-size="8pt" style:font-size-asian="8pt" style:font-size-complex="8pt"/>
    </style:style>
    <style:style style:name="ce48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100">
      <style:table-cell-properties fo:border-bottom="0.06pt dotted #c0c0c0" style:text-align-source="fix" style:repeat-content="false" fo:wrap-option="wrap" fo:border-left="0.06pt solid #000000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3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 fo:hyphenate="true"/>
    </style:style>
    <style:style style:name="ce55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Y62">
        <office:forms form:automatic-focus="false" form:apply-design-mode="false"/>
        <table:table-column table:style-name="co1" table:default-cell-style-name="ce45"/>
        <table:table-column table:style-name="co2" table:number-columns-repeated="4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2" table:default-cell-style-name="ce45"/>
        <table:table-column table:style-name="co6" table:default-cell-style-name="ce45"/>
        <table:table-column table:style-name="co7" table:default-cell-style-name="ce45"/>
        <table:table-column table:style-name="co4" table:default-cell-style-name="ce45"/>
        <table:table-column table:style-name="co2" table:number-columns-repeated="3" table:default-cell-style-name="ce45"/>
        <table:table-column table:style-name="co4" table:default-cell-style-name="ce45"/>
        <table:table-column table:style-name="co8" table:default-cell-style-name="ce45"/>
        <table:table-column table:style-name="co2" table:default-cell-style-name="ce45"/>
        <table:table-column table:style-name="co8" table:default-cell-style-name="ce45"/>
        <table:table-column table:style-name="co2" table:number-columns-repeated="2" table:default-cell-style-name="ce45"/>
        <table:table-column table:style-name="co3" table:number-columns-repeated="4" table:default-cell-style-name="ce45"/>
        <table:table-column table:style-name="co2" table:number-columns-repeated="2" table:default-cell-style-name="ce45"/>
        <table:table-column table:style-name="co6" table:default-cell-style-name="ce45"/>
        <table:table-column table:style-name="co2" table:number-columns-repeated="2" table:default-cell-style-name="ce45"/>
        <table:table-column table:style-name="co9" table:number-columns-repeated="4" table:default-cell-style-name="ce45"/>
        <table:table-column table:style-name="co3" table:number-columns-repeated="2" table:default-cell-style-name="ce45"/>
        <table:table-column table:style-name="co9" table:default-cell-style-name="ce45"/>
        <table:table-column table:style-name="co10" table:default-cell-style-name="ce45"/>
        <table:table-column table:style-name="co2" table:default-cell-style-name="ce45"/>
        <table:table-column table:style-name="co5" table:default-cell-style-name="ce45"/>
        <table:table-column table:style-name="co3" table:default-cell-style-name="ce45"/>
        <table:table-column table:style-name="co2" table:default-cell-style-name="ce45"/>
        <table:table-column table:style-name="co8" table:number-columns-repeated="9" table:default-cell-style-name="ce45"/>
        <table:table-column table:style-name="co11" table:number-columns-repeated="2" table:default-cell-style-name="ce45"/>
        <table:table-column table:style-name="co11" table:default-cell-style-name="ce60"/>
        <table:table-column table:style-name="co11" table:number-columns-repeated="924" table:default-cell-style-name="ce45"/>
        <table:table-column table:style-name="co11" table:number-columns-repeated="11" table:default-cell-style-name="Default"/>
        <table:table-row table:style-name="ro1">
          <table:table-cell table:style-name="ce41" office:value-type="string" calcext:value-type="string" table:number-columns-spanned="1" table:number-rows-spanned="2">
            <text:p>Part number</text:p>
          </table:table-cell>
          <table:table-cell table:style-name="ce41" office:value-type="string" calcext:value-type="string" table:number-columns-spanned="2" table:number-rows-spanned="1">
            <text:p>Voltag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Max. freq.</text:p>
          </table:table-cell>
          <table:covered-table-cell table:style-name="ce41"/>
          <table:table-cell table:style-name="ce41" office:value-type="string" calcext:value-type="string" table:number-columns-spanned="5" table:number-rows-spanned="1">
            <text:p>Memory</text:p>
          </table:table-cell>
          <table:covered-table-cell table:number-columns-repeated="4" table:style-name="ce41"/>
          <table:table-cell table:style-name="ce48" office:value-type="string" calcext:value-type="string" table:number-columns-spanned="6" table:number-rows-spanned="1">
            <text:p>GPIO</text:p>
          </table:table-cell>
          <table:covered-table-cell table:number-columns-repeated="4" table:style-name="ce49"/>
          <table:covered-table-cell table:style-name="ce48"/>
          <table:table-cell table:style-name="ce41" office:value-type="string" calcext:value-type="string" table:number-columns-spanned="2" table:number-rows-spanned="1">
            <text:p>U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PI</text:p>
          </table:table-cell>
          <table:covered-table-cell table:style-name="ce41"/>
          <table:table-cell table:style-name="ce41" office:value-type="string" calcext:value-type="string" table:number-columns-spanned="1" table:number-rows-spanned="2">
            <text:p>I2C</text:p>
          </table:table-cell>
          <table:table-cell table:style-name="ce41" office:value-type="string" calcext:value-type="string" table:number-columns-spanned="1" table:number-rows-spanned="2">
            <office:annotation draw:style-name="gr5" draw:text-style-name="P2" svg:width="2.899cm" svg:height="2.571cm" svg:x="19.805cm" svg:y="0cm" draw:caption-point-x="-0.61cm" draw:caption-point-y="0.01cm">
              <dc:date>2022-05-19T00:00:00</dc:date>
              <text:p text:style-name="P1"><text:span text:style-name="T1">LCM = LCD module (e.g. TFT display module with parallel interface).</text:span></text:p>
              <text:p text:style-name="P1"><text:span text:style-name="T1">Uses DMA.</text:span></text:p>
            </office:annotation>
            <text:p>LCM driver</text:p>
          </table:table-cell>
          <table:table-cell table:style-name="ce41" office:value-type="string" calcext:value-type="string" table:number-columns-spanned="1" table:number-rows-spanned="2">
            <text:p>LCD <text:s/>panel driver</text:p>
          </table:table-cell>
          <table:table-cell table:style-name="ce41" office:value-type="string" calcext:value-type="string" table:number-columns-spanned="1" table:number-rows-spanned="2">
            <text:p>LED driver</text:p>
          </table:table-cell>
          <table:table-cell table:style-name="ce41" office:value-type="string" calcext:value-type="string" table:number-columns-spanned="1" table:number-rows-spanned="2">
            <text:p>Touch key driver</text:p>
          </table:table-cell>
          <table:table-cell table:style-name="ce41" office:value-type="string" calcext:value-type="string" table:number-columns-spanned="1" table:number-rows-spanned="2">
            <text:p>RTC</text:p>
          </table:table-cell>
          <table:table-cell table:style-name="ce41" office:value-type="string" calcext:value-type="string" table:number-columns-spanned="1" table:number-rows-spanned="2">
            <text:p>USB</text:p>
          </table:table-cell>
          <table:table-cell table:style-name="ce41" office:value-type="string" calcext:value-type="string" table:number-columns-spanned="1" table:number-rows-spanned="2">
            <text:p>16-bit MDU</text:p>
          </table:table-cell>
          <table:table-cell table:style-name="ce41" office:value-type="string" calcext:value-type="string" table:number-columns-spanned="1" table:number-rows-spanned="2">
            <text:p>Timers</text:p>
          </table:table-cell>
          <table:table-cell table:style-name="ce50" office:value-type="string" calcext:value-type="string" table:number-columns-spanned="1" table:number-rows-spanned="2">
            <text:p>CCP</text:p>
          </table:table-cell>
          <table:table-cell table:style-name="ce51" office:value-type="string" calcext:value-type="string" table:number-columns-spanned="4" table:number-rows-spanned="1">
            <text:p>PCA PWM</text:p>
          </table:table-cell>
          <table:covered-table-cell table:number-columns-repeated="2" table:style-name="ce52"/>
          <table:covered-table-cell table:style-name="ce53"/>
          <table:table-cell table:style-name="ce41" office:value-type="string" calcext:value-type="string" table:number-columns-spanned="1" table:number-rows-spanned="2">
            <office:annotation draw:style-name="gr6" draw:text-style-name="P2" svg:width="2.899cm" svg:height="1.799cm" svg:x="29.503cm" svg:y="0cm" draw:caption-point-x="-0.61cm" draw:caption-point-y="0.01cm">
              <dc:date>2022-05-18T00:00:00</dc:date>
              <text:p text:style-name="P1"><text:span text:style-name="T1">with dead-time control</text:span></text:p>
            </office:annotation>
            <text:p>15-bit enhan-ced PWM</text:p>
          </table:table-cell>
          <table:table-cell table:style-name="ce41" office:value-type="string" calcext:value-type="string" table:number-columns-spanned="1" table:number-rows-spanned="2">
            <office:annotation draw:style-name="gr6" draw:text-style-name="P2" svg:width="2.899cm" svg:height="1.799cm" svg:x="30.503cm" svg:y="0cm" draw:caption-point-x="-0.61cm" draw:caption-point-y="0.01cm">
              <dc:date>2022-05-18T00:00:00</dc:date>
              <text:p text:style-name="P1"><text:span text:style-name="T1">with complementary symmetrical dead-time</text:span></text:p>
            </office:annotation>
            <text:p>16-bit advan-ced PWM</text:p>
          </table:table-cell>
          <table:table-cell table:style-name="ce41" office:value-type="string" calcext:value-type="string" table:number-columns-spanned="3" table:number-rows-spanned="1">
            <text:p>ADC</text:p>
          </table:table-cell>
          <table:covered-table-cell table:number-columns-repeated="2" table:style-name="ce41"/>
          <table:table-cell table:style-name="ce54" office:value-type="string" calcext:value-type="string" table:number-columns-spanned="1" table:number-rows-spanned="2">
            <text:p>Comparator</text:p>
          </table:table-cell>
          <table:table-cell table:style-name="ce41" office:value-type="string" calcext:value-type="string" table:number-columns-spanned="1" table:number-rows-spanned="2">
            <text:p>Power-down wake-up timer</text:p>
          </table:table-cell>
          <table:table-cell table:style-name="ce41" office:value-type="string" calcext:value-type="string" table:number-columns-spanned="1" table:number-rows-spanned="2">
            <text:p>LVD</text:p>
          </table:table-cell>
          <table:table-cell table:style-name="ce41" office:value-type="string" calcext:value-type="string" table:number-columns-spanned="9" table:number-rows-spanned="1">
            <text:p>Available pin counts</text:p>
          </table:table-cell>
          <table:covered-table-cell table:number-columns-repeated="8" table:style-name="ce41"/>
          <table:table-cell table:style-name="ce55" table:number-columns-repeated="2"/>
          <table:table-cell table:style-name="ce58"/>
          <table:table-cell table:style-name="ce55" table:number-columns-repeated="924"/>
          <table:table-cell table:style-name="ce61" table:number-columns-repeated="11"/>
        </table:table-row>
        <table:table-row table:style-name="ro2">
          <table:covered-table-cell table:style-name="ce42"/>
          <table:table-cell table:style-name="ce42" office:value-type="string" calcext:value-type="string">
            <text:p>Min.</text:p>
          </table:table-cell>
          <table:table-cell table:style-name="ce42" office:value-type="string" calcext:value-type="string">
            <text:p>Max.</text:p>
          </table:table-cell>
          <table:table-cell table:style-name="ce42" office:value-type="string" calcext:value-type="string">
            <text:p>Xtal</text:p>
          </table:table-cell>
          <table:table-cell table:style-name="ce42" office:value-type="string" calcext:value-type="string">
            <text:p>Int. osc.</text:p>
          </table:table-cell>
          <table:table-cell table:style-name="ce42" office:value-type="string" calcext:value-type="string">
            <text:p>code</text:p>
          </table:table-cell>
          <table:table-cell table:style-name="ce42" office:value-type="string" calcext:value-type="string">
            <text:p>xdata</text:p>
          </table:table-cell>
          <table:table-cell table:style-name="ce42" office:value-type="string" calcext:value-type="string">
            <text:p>eeprom</text:p>
          </table:table-cell>
          <table:table-cell table:style-name="ce42" office:value-type="string" calcext:value-type="string">
            <text:p>DMA</text:p>
          </table:table-cell>
          <table:table-cell table:style-name="ce42" office:value-type="string" calcext:value-type="string">
            <text:p>DPTR</text:p>
          </table:table-cell>
          <table:table-cell table:style-name="ce42" office:value-type="string" calcext:value-type="string">
            <text:p>Ports</text:p>
          </table:table-cell>
          <table:table-cell table:style-name="ce42" office:value-type="string" calcext:value-type="string">
            <text:p>Max. lines</text:p>
          </table:table-cell>
          <table:table-cell table:style-name="ce42" office:value-type="string" calcext:value-type="string">
            <office:annotation draw:style-name="gr6" draw:text-style-name="P2" svg:width="2.899cm" svg:height="1.799cm" svg:x="13.702cm" svg:y="0.222cm" draw:caption-point-x="-0.61cm" draw:caption-point-y="0.462cm">
              <dc:date>2022-05-18T00:00:00</dc:date>
              <text:p text:style-name="P1"><text:span text:style-name="T1">Internal pull-up resistors + Schmidt trigger inputs</text:span></text:p>
            </office:annotation>
            <text:p>PU+NCS</text:p>
          </table:table-cell>
          <table:table-cell table:style-name="ce42" office:value-type="string" calcext:value-type="string">
            <office:annotation draw:style-name="gr6" draw:text-style-name="P2" svg:width="2.899cm" svg:height="1.799cm" svg:x="14.402cm" svg:y="0.222cm" draw:caption-point-x="-0.61cm" draw:caption-point-y="0.462cm">
              <dc:date>2022-05-18T00:00:00</dc:date>
              <text:p text:style-name="P1"><text:span text:style-name="T1">Slew rate + Drive current</text:span></text:p>
            </office:annotation>
            <text:p>SR+DR</text:p>
          </table:table-cell>
          <table:table-cell table:style-name="ce42" office:value-type="string" calcext:value-type="string">
            <office:annotation draw:style-name="gr6" draw:text-style-name="P2" svg:width="2.899cm" svg:height="1.799cm" svg:x="15.102cm" svg:y="0.222cm" draw:caption-point-x="-0.609cm" draw:caption-point-y="0.462cm">
              <dc:date>2022-05-18T00:00:00</dc:date>
              <text:p text:style-name="P1"><text:span text:style-name="T1">Input enable</text:span></text:p>
            </office:annotation>
            <text:p>IE</text:p>
          </table:table-cell>
          <table:table-cell table:style-name="ce42" office:value-type="string" calcext:value-type="string">
            <text:p>INT+WK</text:p>
          </table:table-cell>
          <table:table-cell table:style-name="ce42" office:value-type="string" calcext:value-type="string">
            <text:p>#</text:p>
          </table:table-cell>
          <table:table-cell table:style-name="ce42" office:value-type="string" calcext:value-type="string">
            <text:p>DMA</text:p>
          </table:table-cell>
          <table:table-cell table:style-name="ce42"/>
          <table:table-cell table:style-name="ce42" office:value-type="string" calcext:value-type="string">
            <text:p>DMA</text:p>
          </table:table-cell>
          <table:covered-table-cell table:number-columns-repeated="10" table:style-name="ce42"/>
          <table:table-cell table:style-name="ce42" office:value-type="string" calcext:value-type="string">
            <text:p>6- bit</text:p>
          </table:table-cell>
          <table:table-cell table:style-name="ce42" office:value-type="string" calcext:value-type="string">
            <text:p>7- bit</text:p>
          </table:table-cell>
          <table:table-cell table:style-name="ce42" office:value-type="string" calcext:value-type="string">
            <text:p>8- bit</text:p>
          </table:table-cell>
          <table:table-cell table:style-name="ce42" office:value-type="string" calcext:value-type="string">
            <text:p>10- bit</text:p>
          </table:table-cell>
          <table:covered-table-cell table:number-columns-repeated="2" table:style-name="ce42"/>
          <table:table-cell table:style-name="ce42" office:value-type="string" calcext:value-type="string">
            <text:p>#</text:p>
          </table:table-cell>
          <table:table-cell table:style-name="ce42" office:value-type="string" calcext:value-type="string">
            <text:p>Bits</text:p>
          </table:table-cell>
          <table:table-cell table:style-name="ce42" office:value-type="string" calcext:value-type="string">
            <text:p>DMA</text:p>
          </table:table-cell>
          <table:covered-table-cell table:number-columns-repeated="3" table:style-name="ce42"/>
          <table:table-cell table:style-name="ce42" office:value-type="string" calcext:value-type="string">
            <text:p>8</text:p>
          </table:table-cell>
          <table:table-cell table:style-name="ce42" office:value-type="string" calcext:value-type="string">
            <text:p>16</text:p>
          </table:table-cell>
          <table:table-cell table:style-name="ce42" office:value-type="string" calcext:value-type="string">
            <text:p>20</text:p>
          </table:table-cell>
          <table:table-cell table:style-name="ce42" office:value-type="string" calcext:value-type="string">
            <text:p>28</text:p>
          </table:table-cell>
          <table:table-cell table:style-name="ce42" office:value-type="string" calcext:value-type="string">
            <text:p>32</text:p>
          </table:table-cell>
          <table:table-cell table:style-name="ce42" office:value-type="string" calcext:value-type="string">
            <text:p>40</text:p>
          </table:table-cell>
          <table:table-cell table:style-name="ce42" office:value-type="string" calcext:value-type="string">
            <text:p>44</text:p>
          </table:table-cell>
          <table:table-cell table:style-name="ce42" office:value-type="string" calcext:value-type="string">
            <text:p>48</text:p>
          </table:table-cell>
          <table:table-cell table:style-name="ce42" office:value-type="string" calcext:value-type="string">
            <text:p>64</text:p>
          </table:table-cell>
          <table:table-cell table:style-name="ce56" table:number-columns-repeated="2"/>
          <table:table-cell table:style-name="ce59"/>
          <table:table-cell table:style-name="ce56" table:number-columns-repeated="924"/>
          <table:table-cell table:style-name="ce61" table:number-columns-repeated="11"/>
        </table:table-row>
        <table:table-row table:style-name="ro3">
          <table:table-cell table:style-name="ce43" office:value-type="string" calcext:value-type="string">
            <text:p>STC8H1K08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17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08TR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17TR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16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12*1024" office:value-type="float" office:value="12288" calcext:value-type="float">
            <text:p>1228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2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24*1024" office:value-type="float" office:value="24576" calcext:value-type="float">
            <text:p>2457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28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28*1024" office:value-type="float" office:value="28672" calcext:value-type="float">
            <text:p>28672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32S2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48S2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64S2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48S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60S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64S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32TL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48TL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64TL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32TLCD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6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48TLCD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6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64TLCD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6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8K32U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8K64U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16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office:annotation draw:style-name="gr6" draw:text-style-name="P2" svg:width="2.899cm" svg:height="1.799cm" svg:x="26.506cm" svg:y="9.646cm" draw:caption-point-x="-0.61cm" draw:caption-point-y="1.51cm">
              <dc:date>2022-05-29T00:00:00</dc:date>
              <text:p text:style-name="P1"><text:span text:style-name="T1">The 4</text:span><text:span text:style-name="T2">th</text:span><text:span text:style-name="T1"> channel uses Extended SFR.</text:span></text:p>
            </office:annotation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7" draw:text-style-name="P2" svg:width="2.899cm" svg:height="2.176cm" svg:x="29.503cm" svg:y="9.646cm" draw:caption-point-x="-0.61cm" draw:caption-point-y="1.51cm">
              <dc:date>2022-05-28T00:00:00</dc:date>
              <text:p text:style-name="P1"><text:span text:style-name="T1">The enhanced PWM of the STC8A8K64D4 is identical to the STC8G's.</text:span></text:p>
            </office:annotation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32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48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0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4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-38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-38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1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1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A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A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T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T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16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32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48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64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office:value-type="float" office:value="65536" calcext:value-type="float">
            <text:p>6553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32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office:annotation draw:style-name="gr6" draw:text-style-name="P2" svg:width="2.899cm" svg:height="1.799cm" svg:x="12.201cm" svg:y="17.322cm" draw:caption-point-x="-0.61cm" draw:caption-point-y="1.51cm">
              <dc:date>2022-05-30T00:00:00</dc:date>
              <text:p text:style-name="P1"><text:span text:style-name="T1">32-pin package doesn't have P4.</text:span></text:p>
            </office:annotation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7" draw:text-style-name="P2" svg:width="2.899cm" svg:height="2.176cm" svg:x="29.503cm" svg:y="17.322cm" draw:caption-point-x="-0.61cm" draw:caption-point-y="1.51cm">
              <dc:date>2022-06-13T00:00:00</dc:date>
              <text:p text:style-name="P1"><text:span text:style-name="T1">P5 doesn't have pins 5/6/6, so that's a total of 45 channels, instead of 48.</text:span></text:p>
            </office:annotation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48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60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64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16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5" draw:text-style-name="P2" svg:width="2.899cm" svg:height="2.571cm" svg:x="29.503cm" svg:y="19.129cm" draw:caption-point-x="-0.61cm" draw:caption-point-y="1.51cm">
              <dc:date>2022-05-28T00:00:00</dc:date>
              <text:p text:style-name="P1"><text:span text:style-name="T1">The enhanced PWM of the STC8A8KxxS4A12 is slightly different from the STC8G's.</text:span></text:p>
            </office:annotation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32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0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4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16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32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0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4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08AS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5" calcext:value-type="float">
            <office:annotation draw:style-name="gr6" draw:text-style-name="P2" svg:width="2.899cm" svg:height="1.799cm" svg:x="5.799cm" svg:y="22.74cm" draw:caption-point-x="-0.609cm" draw:caption-point-y="1.511cm">
              <dc:date>2022-05-19T00:00:00</dc:date>
              <text:p text:style-name="P1"><text:span text:style-name="T1">16-pin package doesn't support external crystal.</text:span></text:p>
            </office:annotation>
            <text:p>35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5*1024" office:value-type="float" office:value="5120" calcext:value-type="float">
            <text:p>512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office:annotation draw:style-name="gr6" draw:text-style-name="P2" svg:width="2.899cm" svg:height="1.799cm" svg:x="12.201cm" svg:y="22.74cm" draw:caption-point-x="-0.61cm" draw:caption-point-y="1.511cm">
              <dc:date>2022-05-19T00:00:00</dc:date>
              <text:p text:style-name="P1"><text:span text:style-name="T1">+ P2 for 28-pin package</text:span></text:p>
            </office:annotation>
            <text:p>1, 3, 5</text:p>
          </table:table-cell>
          <table:table-cell table:style-name="ce46" office:value-type="float" office:value="26" calcext:value-type="float">
            <text:p>26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16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42*1024" office:value-type="float" office:value="43008" calcext:value-type="float">
            <text:p>4300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office:annotation draw:style-name="gr5" draw:text-style-name="P2" svg:width="2.899cm" svg:height="2.571cm" svg:x="29.503cm" svg:y="23.193cm" draw:caption-point-x="-0.61cm" draw:caption-point-y="1.51cm">
              <dc:date>2022-05-28T00:00:00</dc:date>
              <text:p text:style-name="P1"><text:span text:style-name="T1">The enhanced PWM of the STC15 offers less features than the STC8A's</text:span></text:p>
            </office:annotation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32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26*1024" office:value-type="float" office:value="26624" calcext:value-type="float">
            <text:p>2662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40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0*1024" office:value-type="float" office:value="40960" calcext:value-type="float">
            <text:p>40960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8*1024" office:value-type="float" office:value="18432" calcext:value-type="float">
            <text:p>1843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48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0*1024" office:value-type="float" office:value="10240" calcext:value-type="float">
            <text:p>1024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56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56*1024" office:value-type="float" office:value="57344" calcext:value-type="float">
            <text:p>5734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2C5A56S2-35I</text:p>
          </table:table-cell>
          <table:table-cell table:style-name="ce46" office:value-type="string" calcext:value-type="string">
            <text:p>3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56*1024" office:value-type="float" office:value="57344" calcext:value-type="float">
            <text:p>57344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5*1024" office:value-type="float" office:value="5120" calcext:value-type="float">
            <text:p>512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3" calcext:value-type="float">
            <office:annotation draw:style-name="gr6" draw:text-style-name="P2" svg:width="2.899cm" svg:height="1.799cm" svg:x="25.806cm" svg:y="25.45cm" draw:caption-point-x="-0.61cm" draw:caption-point-y="1.51cm">
              <dc:date>2022-05-31T00:00:00</dc:date>
              <text:p text:style-name="P1"><text:span text:style-name="T1">Has an 8-bit BRT instead of T2.</text:span></text:p>
            </office:annotation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2C5A60S2-35I</text:p>
          </table:table-cell>
          <table:table-cell table:style-name="ce46" office:value-type="string" calcext:value-type="string">
            <text:p>3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number-columns-repeated="2"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4" office:value-type="string" calcext:value-type="string">
            <office:annotation draw:style-name="gr6" draw:text-style-name="P2" svg:width="2.899cm" svg:height="1.799cm" svg:x="3.699cm" svg:y="26.354cm" draw:caption-point-x="-0.61cm" draw:caption-point-y="1.51cm">
              <dc:date>2022-05-31T00:00:00</dc:date>
              <text:p text:style-name="P1"><text:span text:style-name="T1">Not supported, listed only for comparison.</text:span></text:p>
            </office:annotation>
            <text:p>STC90C58RD+-40I</text:p>
          </table:table-cell>
          <table:table-cell table:style-name="ce47" office:value-type="string" calcext:value-type="string">
            <text:p>3.3</text:p>
          </table:table-cell>
          <table:table-cell table:style-name="ce47" office:value-type="string" calcext:value-type="string">
            <text:p>5.5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string" calcext:value-type="string">
            <text:p>-</text:p>
          </table:table-cell>
          <table:table-cell table:style-name="ce47" table:formula="of:=32*1024" office:value-type="float" office:value="32768" calcext:value-type="float">
            <text:p>32768</text:p>
          </table:table-cell>
          <table:table-cell table:style-name="ce47" office:value-type="float" office:value="1024" calcext:value-type="float">
            <text:p>1024</text:p>
          </table:table-cell>
          <table:table-cell table:style-name="ce47" table:formula="of:=29*1024" office:value-type="float" office:value="29696" calcext:value-type="float">
            <text:p>29696</text:p>
          </table:table-cell>
          <table:table-cell table:style-name="ce47" office:value-type="string" calcext:value-type="string">
            <text:p>-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office:annotation draw:style-name="gr8" draw:text-style-name="P2" svg:width="2.899cm" svg:height="3.361cm" svg:x="12.201cm" svg:y="26.354cm" draw:caption-point-x="-0.61cm" draw:caption-point-y="1.51cm">
              <dc:date>2022-05-19T00:00:00</dc:date>
              <text:p text:style-name="P1"><text:span text:style-name="T1">Upon reset, P0 is configured in open-drain mode whereas all other ports are in quasi-bidirectional mode.</text:span></text:p>
            </office:annotation>
            <text:p>0-4</text:p>
          </table:table-cell>
          <table:table-cell table:style-name="ce47" office:value-type="float" office:value="39" calcext:value-type="float">
            <text:p>39</text:p>
          </table:table-cell>
          <table:table-cell table:number-columns-repeated="4" table:style-name="ce47" office:value-type="string" calcext:value-type="string">
            <text:p>-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1" table:style-name="ce47" office:value-type="string" calcext:value-type="string">
            <text:p>-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8" table:style-name="ce47" office:value-type="string" calcext:value-type="string">
            <text:p>-</text:p>
          </table:table-cell>
          <table:table-cell table:number-columns-repeated="2" table:style-name="ce47" office:value-type="string" calcext:value-type="string">
            <text:p>y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/>
          <table:table-cell table:style-name="ce46" table:number-columns-repeated="50"/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 table:number-rows-repeated="1048513">
          <table:table-cell table:number-columns-repeated="989"/>
        </table:table-row>
        <table:table-row table:style-name="ro3"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scale-to-pages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 style:data-style-name="N2" text:time-value="20:01:32.10474912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5:07:54.662616196</meta:creation-date>
    <dc:date>2022-08-26T19:54:20.273995815</dc:date>
    <meta:editing-duration>PT21H12M22S</meta:editing-duration>
    <meta:editing-cycles>41</meta:editing-cycles>
    <meta:generator>LibreOffice/7.3.3.2$Linux_X86_64 LibreOffice_project/30$Build-2</meta:generator>
    <meta:document-statistic meta:table-count="1" meta:cell-count="3068" meta:object-count="0"/>
  </office:meta>
</office:document-meta>
</file>